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5d50" officeooo:paragraph-rsid="00085d5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5d50" officeooo:paragraph-rsid="00085d50" style:font-weight-asian="bold" style:font-weight-complex="bold"/>
    </style:style>
    <style:style style:name="T1" style:family="text">
      <style:text-properties officeooo:rsid="00090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t C++ ANDROID APPLICATION TUTORIAL</text:p>
      <text:p text:style-name="P2"/>
      <text:p text:style-name="P1">1) With Qt programming platform it is possible to write quite efficient C++ applications for</text:p>
      <text:p text:style-name="P1">Android. Moreover it provides quite useful functionality for GUI programs. I am inclined to say</text:p>
      <text:p text:style-name="P1">that, Qt provides more professional capabilities instead of Android SDK.</text:p>
      <text:p text:style-name="P1">2) download Qt online installer from:</text:p>
      <text:p text:style-name="P1"><text:tab/><text:a xlink:type="simple" xlink:href="https://www.qt.io/download-open-source/" text:style-name="Internet_20_link" text:visited-style-name="Visited_20_Internet_20_Link">https://www.qt.io/download-open-source/</text:a></text:p>
      <text:p text:style-name="P1"><text:tab/>#sudo ./qt-unifiedXXX.run</text:p>
      <text:p text:style-name="P1"><text:tab/>check Android ARMv7 component support in installer menu</text:p>
      <text:p text:style-name="P1">3) install packages:</text:p>
      <text:p text:style-name="P1"><text:tab/>#sudo apt-get install default-jdk ant gradle</text:p>
      <text:p text:style-name="P1">4) download Google Android Studio SDK:</text:p>
      <text:p text:style-name="P1"><text:tab/>https://developer.android.com/studio/index.html</text:p>
      <text:p text:style-name="P1"><text:tab/>#unzip android-studioXXX.zip</text:p>
      <text:p text:style-name="P1"><text:tab/>#cd android-studio/bin</text:p>
      <text:p text:style-name="P1"><text:tab/>#./studio.sh</text:p>
      <text:p text:style-name="P1"><text:tab/><text:tab/>- install SDK</text:p>
      <text:p text:style-name="P1"><text:tab/><text:tab/>- at „Welcome to Android Studio” window click „Configure” and „SDK Manager”</text:p>
      <text:p text:style-name="P1"><text:tab/><text:tab/>- at „Android SDK” click your Android device OS version</text:p>
      <text:p text:style-name="P1"><text:tab/><text:tab/>- at „Android SDK” click „SDK Tools”, check „NDK” and „Apply”</text:p>
      <text:p text:style-name="P1"><text:tab/><text:tab/>- install NDK</text:p>
      <text:p text:style-name="P1"><text:tab/><text:tab/>- close Android SDK</text:p>
      <text:p text:style-name="P1">5) open QtCreator</text:p>
      <text:p text:style-name="P1"><text:tab/>- click Settings; Devices; Android</text:p>
      <text:p text:style-name="P1"><text:tab/>- populate JDK; SDK and NDK paths f.e.:</text:p>
      <text:p text:style-name="P1"><text:tab/>JDK:</text:p>
      <text:p text:style-name="P1"><text:tab/><text:tab/>/usr/lib/jvm/java-8-openjdk-amd64</text:p>
      <text:p text:style-name="P1"><text:tab/>SDK:</text:p>
      <text:p text:style-name="P1"><text:tab/><text:tab/>/home/user/Android/SDK</text:p>
      <text:p text:style-name="P1"><text:tab/>NDK:</text:p>
      <text:p text:style-name="P1"><text:tab/><text:tab/>/home/user/Android/SDK/ndk-bundle</text:p>
      <text:p text:style-name="P1">5) buy a 10cent USB3.0 to USB micro cable. If one does not have any Android device, one would</text:p>
      <text:p text:style-name="P1">buy some, for example myPhone Fun for <text:span text:style-name="T1">44</text:span>$. Provide some basic project ( PushButton + Label ),</text:p>
      <text:p text:style-name="P1">connect device and run code for ARMv7 architecture. Note some computation capabilities with</text:p>
      <text:p text:style-name="P1">QVector and QMap.</text:p>
      <text:p text:style-name="P1"/>
      <text:p text:style-name="P1">P.S. Android devices with x86 CPU are also compatible within these steps.</text:p>
      <text:p text:style-name="P1">P.P.S. OS LINUX Ubuntu version 16.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8:59:35.041104272</meta:creation-date>
    <dc:date>2017-05-11T19:07:00.965438601</dc:date>
    <meta:editing-duration>PT7M25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36" meta:word-count="218" meta:character-count="1522" meta:non-whitespace-character-count="1309"/>
  </office:meta>
</office:document-meta>
</file>